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MethodTable" style:family="table">
      <style:table-properties style:width="5.8813in" fo:margin-left="0.5146in" fo:margin-right="0.5292in" table:align="margins"/>
    </style:style>
    <style:style style:name="MethodTable.A" style:family="table-column">
      <style:table-column-properties style:column-width="1.5521in" style:rel-column-width="17294*"/>
    </style:style>
    <style:style style:name="MethodTable.B" style:family="table-column">
      <style:table-column-properties style:column-width="4.3292in" style:rel-column-width="48241*"/>
    </style:style>
    <style:style style:name="MethodTable.1" style:family="table-row">
      <style:table-row-properties fo:background-color="#0000ff">
        <style:background-image/>
      </style:table-row-properties>
    </style:style>
    <style:style style:name="MethodTable.A1" style:family="table-cell">
      <style:table-cell-properties fo:padding="0.0382in" fo:border-left="0.05pt solid #0000ff" fo:border-right="none" fo:border-top="0.05pt solid #0000ff" fo:border-bottom="0.05pt solid #0000ff"/>
    </style:style>
    <style:style style:name="MethodTable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MethodTable.A2" style:family="table-cell">
      <style:table-cell-properties fo:padding="0.0382in" fo:border-left="0.05pt solid #0000ff" fo:border-right="none" fo:border-top="none" fo:border-bottom="0.05pt solid #0000ff"/>
    </style:style>
    <style:style style:name="MethodTable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1" style:family="table">
      <style:table-properties style:width="5.8813in" fo:margin-left="0.5146in" fo:margin-right="0.5292in" table:align="margins"/>
    </style:style>
    <style:style style:name="Table1.A" style:family="table-column">
      <style:table-column-properties style:column-width="1.625in" style:rel-column-width="18107*"/>
    </style:style>
    <style:style style:name="Table1.B" style:family="table-column">
      <style:table-column-properties style:column-width="4.2563in" style:rel-column-width="4742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1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1.A2" style:family="table-cell">
      <style:table-cell-properties fo:padding="0.0382in" fo:border-left="0.05pt solid #0000ff" fo:border-right="none" fo:border-top="none" fo:border-bottom="0.05pt solid #ffffff"/>
    </style:style>
    <style:style style:name="Table1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1.A7" style:family="table-cell">
      <style:table-cell-properties fo:padding="0.0382in" fo:border-left="0.05pt solid #0000ff" fo:border-right="none" fo:border-top="none" fo:border-bottom="0.05pt solid #0000ff"/>
    </style:style>
    <style:style style:name="Table1.B7" style:family="table-cell">
      <style:table-cell-properties fo:padding="0.0382in" fo:border-left="0.05pt solid #0000ff" fo:border-right="0.05pt solid #0000ff" fo:border-top="none" fo:border-bottom="0.05pt solid #0000ff"/>
    </style:style>
    <style:style style:name="Table2" style:family="table">
      <style:table-properties style:width="5.8813in" fo:margin-left="0.5146in" fo:margin-right="0.5292in" table:align="margins"/>
    </style:style>
    <style:style style:name="Table2.A" style:family="table-column">
      <style:table-column-properties style:column-width="1.5521in" style:rel-column-width="17294*"/>
    </style:style>
    <style:style style:name="Table2.B" style:family="table-column">
      <style:table-column-properties style:column-width="4.3292in" style:rel-column-width="48241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2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2.A2" style:family="table-cell">
      <style:table-cell-properties fo:padding="0.0382in" fo:border-left="0.05pt solid #0000ff" fo:border-right="none" fo:border-top="none" fo:border-bottom="0.05pt solid #ffffff"/>
    </style:style>
    <style:style style:name="Table2.B2" style:family="table-cell">
      <style:table-cell-properties fo:padding="0.0382in" fo:border-left="0.05pt solid #0000ff" fo:border-right="0.05pt solid #0000ff" fo:border-top="none" fo:border-bottom="0.05pt solid #ffffff"/>
    </style:style>
    <style:style style:name="Table2.A5" style:family="table-cell">
      <style:table-cell-properties fo:padding="0.0382in" fo:border-left="0.05pt solid #0000ff" fo:border-right="none" fo:border-top="none" fo:border-bottom="0.05pt solid #0000ff"/>
    </style:style>
    <style:style style:name="Table2.B5" style:family="table-cell">
      <style:table-cell-properties fo:padding="0.0382in" fo:border-left="0.05pt solid #0000ff" fo:border-right="0.05pt solid #0000ff" fo:border-top="none" fo:border-bottom="0.05pt solid #0000ff"/>
    </style:style>
    <style:style style:name="Table3" style:family="table">
      <style:table-properties style:width="5.8819in" table:align="center"/>
    </style:style>
    <style:style style:name="Table3.A" style:family="table-column">
      <style:table-column-properties style:column-width="1.8625in"/>
    </style:style>
    <style:style style:name="Table3.B" style:family="table-column">
      <style:table-column-properties style:column-width="4.0194in"/>
    </style:style>
    <style:style style:name="Table3.1" style:family="table-row">
      <style:table-row-properties fo:background-color="#0000ff">
        <style:background-image/>
      </style:table-row-properties>
    </style:style>
    <style:style style:name="Table3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3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3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3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" style:family="table">
      <style:table-properties style:width="5.8819in" table:align="center"/>
    </style:style>
    <style:style style:name="Table4.A" style:family="table-column">
      <style:table-column-properties style:column-width="1.8625in"/>
    </style:style>
    <style:style style:name="Table4.B" style:family="table-column">
      <style:table-column-properties style:column-width="4.0194in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382in" fo:border-left="0.05pt solid #0000ff" fo:border-right="none" fo:border-top="0.05pt solid #0000ff" fo:border-bottom="0.05pt solid #0000ff"/>
    </style:style>
    <style:style style:name="Table4.B1" style:family="table-cell">
      <style:table-cell-properties fo:padding="0.0382in" fo:border-left="0.05pt solid #ffffff" fo:border-right="0.05pt solid #0000ff" fo:border-top="0.05pt solid #0000ff" fo:border-bottom="0.05pt solid #0000ff"/>
    </style:style>
    <style:style style:name="Table4.A2" style:family="table-cell">
      <style:table-cell-properties style:vertical-align="middle" fo:padding="0.0382in" fo:border-left="0.05pt solid #0000ff" fo:border-right="none" fo:border-top="none" fo:border-bottom="0.05pt solid #0000ff"/>
    </style:style>
    <style:style style:name="Table4.B2" style:family="table-cell">
      <style:table-cell-properties fo:padding="0.0382in" fo:border-left="0.05pt solid #0000ff" fo:border-right="0.05pt solid #0000ff" fo:border-top="none" fo:border-bottom="0.05pt solid #0000ff"/>
    </style:style>
    <style:style style:name="Table4.B3" style:family="table-cell">
      <style:table-cell-properties fo:padding="0.0382in" fo:border-left="0.05pt solid #0000ff" fo:border-right="0.05pt solid #0000ff" fo:border-top="none" fo:border-bottom="0.05pt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Standard">
      <style:text-properties fo:color="#0000ff"/>
    </style:style>
    <style:style style:name="P3" style:family="paragraph" style:parent-style-name="Standard">
      <style:text-properties fo:color="#0000ff" fo:font-size="14pt" style:font-size-asian="14pt" style:font-size-complex="14pt"/>
    </style:style>
    <style:style style:name="P4" style:family="paragraph" style:parent-style-name="Method_20_Body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5" style:family="paragraph" style:parent-style-name="Table_20_Contents">
      <style:text-properties fo:color="#0000ff" style:font-name="Liberation Sans" fo:font-size="10.5pt" fo:font-weight="normal" style:font-name-asian="Monospace" style:font-size-asian="10.5pt" style:font-weight-asian="normal" style:font-name-complex="Monospace" style:font-size-complex="10.5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7" style:family="paragraph" style:parent-style-name="Table_20_Contents">
      <style:text-properties fo:font-size="10pt" fo:font-weight="bold" fo:background-color="transparent" style:font-weight-asian="bold" style:font-weight-complex="bold"/>
    </style:style>
    <style:style style:name="P8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9" style:family="paragraph" style:parent-style-name="Code_20_Listing">
      <style:text-properties fo:color="#000080"/>
    </style:style>
    <style:style style:name="P10" style:family="paragraph" style:parent-style-name="Class_20_Title" style:master-page-name="Standard">
      <style:paragraph-properties style:page-number="auto"/>
    </style:style>
    <style:style style:name="P11" style:family="paragraph" style:parent-style-name="Criteria_20_Title">
      <style:text-properties fo:color="#0000ff"/>
    </style:style>
    <style:style style:name="P12" style:family="paragraph" style:parent-style-name="Criteria_20_Body" style:list-style-name="L1"/>
    <style:style style:name="P13" style:family="paragraph" style:parent-style-name="Coding_20_Title">
      <style:paragraph-properties fo:break-before="page"/>
    </style:style>
    <style:style style:name="P14" style:family="paragraph" style:parent-style-name="Method_20_Title">
      <style:paragraph-properties fo:break-before="page"/>
    </style:style>
    <style:style style:name="P15" style:family="paragraph" style:parent-style-name="Method_20_Listing_20_Title">
      <style:paragraph-properties fo:margin-left="0in" fo:margin-right="0in" fo:text-indent="0in" style:auto-text-indent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font-name-asian="Monospace" style:font-name-complex="Monospace"/>
    </style:style>
    <style:style style:name="T3" style:family="text">
      <style:text-properties style:text-underline-style="none" style:font-name-asian="Monospace" style:font-size-asian="9pt" style:font-style-asian="italic" style:font-name-complex="Monospace" style:font-size-complex="9pt" style:font-style-complex="italic" style:font-weight-complex="bold"/>
    </style:style>
    <style:style style:name="T4" style:family="text">
      <style:text-properties fo:color="#000080" style:text-underline-style="none" style:font-name-asian="Monospace" style:font-name-complex="Monospac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Url\Exception</text:h>
      <text:p text:style-name="P3"/>
      <text:p text:style-name="Class_20_Description">The <text:span text:style-name="T1">Url\Exception</text:span> class implementation extends the <text:span text:style-name="T1">Library\Exception</text:span> base-class.</text:p>
      <text:p text:style-name="Method_20_Body"/>
      <text:h text:style-name="P11" text:outline-level="2">Design criteria and considerations</text:h>
      <text:p text:style-name="P2"/>
      <text:p text:style-name="Criteria_20_Body">Among the design considerations for the <text:span text:style-name="Class_20_Variables">Url\Exception</text:span> class are:</text:p>
      <text:p text:style-name="Criteria_20_Body"/>
      <text:list xml:id="list2609344319748511568" text:style-name="L1">
        <text:list-item>
          <text:p text:style-name="P12">The <text:span text:style-name="Class_20_Variables">Url\Exception</text:span> class must extend the <text:span text:style-name="Class_20_Variables">Library\Exception</text:span> class;</text:p>
        </text:list-item>
        <text:list-item>
          <text:p text:style-name="P12">The class should pass all input parameters on to the parent implementation.</text:p>
        </text:list-item>
      </text:list>
      <text:p text:style-name="Criteria_20_Body"/>
      <text:p text:style-name="Criteria_20_Body">No class variables are required beyond what is used locally within each class method.</text:p>
      <text:p text:style-name="P5"/>
      <text:h text:style-name="P15" text:outline-level="4">Class Methods</text:h>
      <text:p text:style-name="Method_20_Body"/>
      <text:p text:style-name="Method_20_Body">The <text:span text:style-name="Class_20_Variables">Url\Exception</text:span> class contains the following method:</text:p>
      <text:p text:style-name="Method_20_Body"/>
      <table:table table:name="MethodTable" table:style-name="MethodTable">
        <table:table-column table:style-name="MethodTable.A"/>
        <table:table-column table:style-name="MethodTable.B"/>
        <table:table-row table:style-name="MethodTable.1">
          <table:table-cell table:style-name="MethodTable.A1" office:value-type="string">
            <text:p text:style-name="P6">Method</text:p>
          </table:table-cell>
          <table:table-cell table:style-name="MethodTable.B1" office:value-type="string">
            <text:p text:style-name="P6">Description</text:p>
          </table:table-cell>
        </table:table-row>
        <table:table-row>
          <table:table-cell table:style-name="MethodTable.A2" office:value-type="string">
            <text:p text:style-name="P7"><text:a xlink:type="simple" xlink:href="#__construct" text:style-name="Internet_20_link" text:visited-style-name="Visited_20_Internet_20_Link">__construct</text:a></text:p>
          </table:table-cell>
          <table:table-cell table:style-name="MethodTable.B2" office:value-type="string">
            <text:p text:style-name="Method_20_Table_20_Description">Class constructor</text:p>
          </table:table-cell>
        </table:table-row>
      </table:table>
      <text:p text:style-name="Method_20_Body"/>
      <text:h text:style-name="Method_20_Listing_20_Title" text:outline-level="4">Inherited Class Methods</text:h>
      <text:p text:style-name="Method_20_Body"/>
      <text:p text:style-name="Method_20_Body">The <text:span text:style-name="Class_20_Variables">Url\Exception</text:span> class extends the <text:span text:style-name="Class_20_Variables">Library\E</text:span><text:span text:style-name="T1">xception</text:span> class and inherits the following class methods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Method</text:p>
          </table:table-cell>
          <table:table-cell table:style-name="Table1.B1" office:value-type="string">
            <text:p text:style-name="P6">Description</text:p>
          </table:table-cell>
        </table:table-row>
        <table:table-row>
          <table:table-cell table:style-name="Table1.A2" office:value-type="string">
            <text:p text:style-name="P8">getCode</text:p>
          </table:table-cell>
          <table:table-cell table:style-name="Table1.B2" office:value-type="string">
            <text:p text:style-name="Method_20_Table_20_Description">Returns the exception code</text:p>
          </table:table-cell>
        </table:table-row>
        <table:table-row>
          <table:table-cell table:style-name="Table1.A2" office:value-type="string">
            <text:p text:style-name="P8">getMessage</text:p>
          </table:table-cell>
          <table:table-cell table:style-name="Table1.B2" office:value-type="string">
            <text:p text:style-name="Method_20_Table_20_Description">Returns the exception message</text:p>
          </table:table-cell>
        </table:table-row>
        <table:table-row>
          <table:table-cell table:style-name="Table1.A2" office:value-type="string">
            <text:p text:style-name="P8">getFile</text:p>
          </table:table-cell>
          <table:table-cell table:style-name="Table1.B2" office:value-type="string">
            <text:p text:style-name="Method_20_Table_20_Description">Source file name</text:p>
          </table:table-cell>
        </table:table-row>
        <table:table-row>
          <table:table-cell table:style-name="Table1.A2" office:value-type="string">
            <text:p text:style-name="P8">getTrace</text:p>
          </table:table-cell>
          <table:table-cell table:style-name="Table1.B2" office:value-type="string">
            <text:p text:style-name="Method_20_Table_20_Description">Array of <text:span text:style-name="T1">backtrace</text:span> entries</text:p>
          </table:table-cell>
        </table:table-row>
        <table:table-row>
          <table:table-cell table:style-name="Table1.A2" office:value-type="string">
            <text:p text:style-name="P8">getPrevious</text:p>
          </table:table-cell>
          <table:table-cell table:style-name="Table1.B2" office:value-type="string">
            <text:p text:style-name="Method_20_Table_20_Description">Returns the previous exception, if it exists</text:p>
          </table:table-cell>
        </table:table-row>
        <table:table-row>
          <table:table-cell table:style-name="Table1.A7" office:value-type="string">
            <text:p text:style-name="P8">getTraceAsString</text:p>
          </table:table-cell>
          <table:table-cell table:style-name="Table1.B7" office:value-type="string">
            <text:p text:style-name="Method_20_Table_20_Description">Returns the trace information as a printable string</text:p>
          </table:table-cell>
        </table:table-row>
      </table:table>
      <text:p text:style-name="Standard"/>
      <text:h text:style-name="Method_20_Listing_20_Title" text:outline-level="4">Inherited Class Properties</text:h>
      <text:p text:style-name="Method_20_Body"/>
      <text:p text:style-name="Method_20_Body">The <text:span text:style-name="Class_20_Variables">Url\Exception</text:span> class extends the <text:span text:style-name="Class_20_Variables">Library\E</text:span><text:span text:style-name="T1">xception</text:span> class and inherits the following class properties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Method</text:p>
          </table:table-cell>
          <table:table-cell table:style-name="Table2.B1" office:value-type="string">
            <text:p text:style-name="P6">Description</text:p>
          </table:table-cell>
        </table:table-row>
        <table:table-row>
          <table:table-cell table:style-name="Table2.A2" office:value-type="string">
            <text:p text:style-name="P8">$message</text:p>
          </table:table-cell>
          <table:table-cell table:style-name="Table2.B2" office:value-type="string">
            <text:p text:style-name="Method_20_Table_20_Description">Exception message</text:p>
          </table:table-cell>
        </table:table-row>
        <table:table-row>
          <table:table-cell table:style-name="Table2.A2" office:value-type="string">
            <text:p text:style-name="P8">$code</text:p>
          </table:table-cell>
          <table:table-cell table:style-name="Table2.B2" office:value-type="string">
            <text:p text:style-name="Method_20_Table_20_Description">Exception code</text:p>
          </table:table-cell>
        </table:table-row>
        <table:table-row>
          <table:table-cell table:style-name="Table2.A2" office:value-type="string">
            <text:p text:style-name="P8">$file</text:p>
          </table:table-cell>
          <table:table-cell table:style-name="Table2.B2" office:value-type="string">
            <text:p text:style-name="Method_20_Table_20_Description">Source file</text:p>
          </table:table-cell>
        </table:table-row>
        <table:table-row>
          <table:table-cell table:style-name="Table2.A5" office:value-type="string">
            <text:p text:style-name="P8">$line</text:p>
          </table:table-cell>
          <table:table-cell table:style-name="Table2.B5" office:value-type="string">
            <text:p text:style-name="Method_20_Table_20_Description">Exception line number</text:p>
          </table:table-cell>
        </table:table-row>
      </table:table>
      <text:p text:style-name="Standard"/>
      <text:p text:style-name="P4"/>
      <text:h text:style-name="P14" text:outline-level="5"><text:bookmark-start text:name="__construct"/>__construct<text:bookmark-end text:name="__construct"/></text:h>
      <text:p text:style-name="P4"/>
      <text:p text:style-name="Method_20_Body">The class constructor extends the <text:span text:style-name="Class_20_Variables">Library\</text:span><text:span text:style-name="T1">Exception</text:span> class by passing the message, code and any previous exception information to the parent class. <text:s/>All remaining <text:span text:style-name="Class_20_Variables">Url\Exception</text:span> class functionality is provided by the parent class. <text:s/>Refer to the PHP user guide for further information.</text:p>
      <text:p text:style-name="Method_20_Body"/>
      <text:p text:style-name="Method_20_Code_20_Listing">/**</text:p>
      <text:p text:style-name="Method_20_Code_20_Listing"><text:s/>* __construct</text:p>
      <text:p text:style-name="Method_20_Code_20_Listing"><text:s/>*</text:p>
      <text:p text:style-name="Method_20_Code_20_Listing"><text:s/>* Create an exception object instance</text:p>
      <text:p text:style-name="Method_20_Code_20_Listing"><text:s/>* @param string $message <text:s text:c="4"/>= message to send</text:p>
      <text:p text:style-name="Method_20_Code_20_Listing"><text:s/>* @param integer $code <text:s text:c="6"/>= exception code</text:p>
      <text:p text:style-name="Method_20_Code_20_Listing"><text:s/>* @param Exception $previous = (optional) previous exception</text:p>
      <text:p text:style-name="Method_20_Code_20_Listing"><text:s/>* @return object instance</text:p>
      <text:p text:style-name="Method_20_Code_20_Listing"><text:s/>*/</text:p>
      <text:p text:style-name="Method_20_Code_20_Listing">public function __construct($message, $code=0, Exception $previous=null)</text:p>
      <text:p text:style-name="Method_20_Code_20_Listing">{</text:p>
      <text:p text:style-name="Method_20_Code_20_Listing"><text:tab/>parent::__construct($message, (int)$code, $previous);</text:p>
      <text:p text:style-name="Method_20_Code_20_Listing">}</text:p>
      <text:p text:style-name="Method_20_Body"/>
      <text:p text:style-name="Method_20_Body">The <text:span text:style-name="Class_20_Variables">Url\Exception</text:span> method expects a single mandatory parameter:</text:p>
      <text:p text:style-name="Method_20_Body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Parameter</text:p>
          </table:table-cell>
          <table:table-cell table:style-name="Table3.B1" office:value-type="string">
            <text:p text:style-name="P6">Description</text:p>
          </table:table-cell>
        </table:table-row>
        <table:table-row>
          <table:table-cell table:style-name="Table3.A2" office:value-type="string">
            <text:p text:style-name="P8">$message</text:p>
          </table:table-cell>
          <table:table-cell table:style-name="Table3.B2" office:value-type="string">
            <text:p text:style-name="Method_20_Table_20_Description">Exception message, or the error code value for the exception.</text:p>
          </table:table-cell>
        </table:table-row>
      </table:table>
      <text:p text:style-name="Method_20_Body"/>
      <text:p text:style-name="Method_20_Body">and two optional parameters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Parameter</text:p>
          </table:table-cell>
          <table:table-cell table:style-name="Table4.B1" office:value-type="string">
            <text:p text:style-name="P6">Description</text:p>
          </table:table-cell>
        </table:table-row>
        <table:table-row>
          <table:table-cell table:style-name="Table4.A2" office:value-type="string">
            <text:p text:style-name="P8">$code</text:p>
          </table:table-cell>
          <table:table-cell table:style-name="Table4.B3" office:value-type="string">
            <text:p text:style-name="Method_20_Table_20_Description">The error (exception) code value.</text:p>
          </table:table-cell>
        </table:table-row>
        <table:table-row>
          <table:table-cell table:style-name="Table4.A2" office:value-type="string">
            <text:p text:style-name="P8">$previous</text:p>
          </table:table-cell>
          <table:table-cell table:style-name="Table4.B3" office:value-type="string">
            <text:p text:style-name="Method_20_Table_20_Description">Previous exception, for nested exceptions.</text:p>
          </table:table-cell>
        </table:table-row>
      </table:table>
      <text:p text:style-name="Method_20_Body"/>
      <text:p text:style-name="Method_20_Body"><text:span text:style-name="T2">The </text:span><text:span text:style-name="Class_20_Variables"><text:span text:style-name="T3">$message</text:span></text:span><text:span text:style-name="T2">, </text:span><text:span text:style-name="Class_20_Variables"><text:span text:style-name="T3">$code</text:span></text:span><text:span text:style-name="T4"> </text:span><text:span text:style-name="T2">and </text:span><text:span text:style-name="Class_20_Variables"><text:span text:style-name="T3">$previous</text:span></text:span><text:span text:style-name="T2"> values are passed on to the </text:span><text:span text:style-name="Class_20_Variables"><text:span text:style-name="T2">Library\Exception</text:span></text:span><text:span text:style-name="T2"> class.</text:span></text:p>
      <text:p text:style-name="Method_20_Body"/>
      <text:p text:style-name="Method_20_Body"/>
      <text:h text:style-name="P13" text:outline-level="3">Source Listing</text:h>
      <text:p text:style-name="Method_20_Body"/>
      <text:p text:style-name="P9">&lt;?php</text:p>
      <text:p text:style-name="P9">namespace Library\Url;</text:p>
      <text:p text:style-name="P9"/>
      <text:p text:style-name="P9">/*</text:p>
      <text:p text:style-name="P9"><text:s/>* <text:tab/><text:tab/>Url\Exception is copyright © 2012. EarthWalk Software.</text:p>
      <text:p text:style-name="P9"><text:s/>* <text:tab/><text:tab/>Licensed under the Academic Free License version 3.0</text:p>
      <text:p text:style-name="P9"><text:s/>* <text:tab/><text:tab/>Refer to the file named License.txt provided with the source, </text:p>
      <text:p text:style-name="P9"><text:s/>*<text:tab/><text:tab/><text:tab/>or from http://opensource.org/licenses/academic.php</text:p>
      <text:p text:style-name="P9"><text:s/>*/</text:p>
      <text:p text:style-name="P9">/**</text:p>
      <text:p text:style-name="P9"><text:s/>* Exception.</text:p>
      <text:p text:style-name="P9"><text:s/>*</text:p>
      <text:p text:style-name="P9"><text:s/>* The <text:span text:style-name="T1">Url\Exception</text:span> class extends the <text:span text:style-name="T1">Exception</text:span> base-class.</text:p>
      <text:p text:style-name="P9"><text:s/>* @author Jay Wheeler.</text:p>
      <text:p text:style-name="P9"><text:s/>* @version 1.0</text:p>
      <text:p text:style-name="P9"><text:s/>* @copyright © 2012. EarthWalk Software.</text:p>
      <text:p text:style-name="P9"><text:s/>* @license Licensed under the Academic Free License version 3.0</text:p>
      <text:p text:style-name="P9"><text:s/>* @package Library</text:p>
      <text:p text:style-name="P9"><text:s/>* @subpackage Url</text:p>
      <text:p text:style-name="P9"><text:s/>*/</text:p>
      <text:p text:style-name="P9"/>
      <text:p text:style-name="P9">class Exception extends \Library\Exception</text:p>
      <text:p text:style-name="P9">{</text:p>
      <text:p text:style-name="P9"><text:tab/>/**</text:p>
      <text:p text:style-name="P9"><text:tab/> * __construct</text:p>
      <text:p text:style-name="P9"><text:tab/> *</text:p>
      <text:p text:style-name="P9"><text:tab/> * Create an exception object instance</text:p>
      <text:p text:style-name="P9"><text:tab/> * @param string $message <text:s text:c="6"/>= message to send</text:p>
      <text:p text:style-name="P9"><text:tab/> * @param integer $code <text:s text:c="10"/>= exception code</text:p>
      <text:p text:style-name="P9"><text:tab/> * @param Exception $previous = (optional) previous exception</text:p>
      <text:p text:style-name="P9"><text:tab/> * @return Exception object instance</text:p>
      <text:p text:style-name="P9"><text:tab/> */</text:p>
      <text:p text:style-name="P9"><text:tab/>public function __construct($message, $code=0, Exception $previous=null)</text:p>
      <text:p text:style-name="P9"><text:tab/>{</text:p>
      <text:p text:style-name="P9"><text:tab/><text:tab/>parent::__construct($message, (int)$code, $previous);</text:p>
      <text:p text:style-name="P9"><text:tab/>}</text:p>
      <text:p text:style-name="P9"/>
      <text:p text:style-name="P9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family="'DejaVu Serif'" style:font-style-name="Book" style:font-family-generic="roman" style:font-pitch="variable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family="'DejaVu Serif'" style:font-family-generic="roman" style:font-pitch="variable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family="'DejaVu Serif'" style:font-family-generic="roman" style:font-pitch="variable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in" fo:margin-right="0in" fo:text-indent="0in" style:auto-text-indent="false"/>
      <style:text-properties fo:color="#0000ff" style:font-name="DejaVu Serif" fo:font-family="'DejaVu Serif'" style:font-style-name="Book" style:font-family-generic="roman" style:font-pitch="variable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2756in" fo:margin-right="0in" fo:text-indent="0in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2756in" fo:margin-right="0in" fo:text-indent="0in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0.472in" fo:margin-right="0in" fo:text-indent="0in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in" fo:margin-right="0in" fo:text-indent="0in" style:auto-text-indent="false"/>
      <style:text-properties fo:color="#0000ff" style:font-name="DejaVu Serif1" fo:font-family="'DejaVu Serif'" style:font-style-name="Bold" style:font-family-generic="roman" style:font-pitch="variable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2756in" fo:margin-right="0in" fo:text-indent="0in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0.472in" fo:margin-right="0in" fo:text-indent="0in" style:auto-text-indent="false"/>
      <style:text-properties fo:color="#000080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1181in" fo:margin-right="0in" fo:text-indent="0in" style:auto-text-indent="false"/>
      <style:text-properties fo:color="#0000ff" style:font-name="DejaVu Sans Mono" fo:font-family="'DejaVu Sans Mono'" style:font-style-name="Bold" style:font-family-generic="modern" style:font-pitch="fixed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193in" fo:border="0.06pt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in" fo:margin-right="0in" fo:text-indent="0in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family="'DejaVu Serif'" style:font-style-name="Bold Italic" style:font-family-generic="roman" style:font-pitch="variable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family="'DejaVu Serif'" style:font-style-name="Bold" style:font-family-generic="roman" style:font-pitch="variable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ariables" style:family="text">
      <style:text-properties fo:color="#0000ff" style:font-name="DejaVu Serif" fo:font-family="'DejaVu Serif'" style:font-style-name="Book" style:font-family-generic="roman" style:font-pitch="variable" fo:font-size="11pt" style:font-weight-asian="norma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Method_20_Frame" style:display-name="Method Frame" style:family="graphic">
      <style:graphic-properties svg:width="5.952in" fo:min-height="0.702in" text:anchor-type="paragraph" svg:x="0.4866in" svg:y="0.0791in" fo:margin-left="0.0791in" fo:margin-right="0.0791in" fo:margin-top="0.0791in" fo:margin-bottom="0.0791in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0591in" fo:border="0.06pt solid #000000" style:shadow="none" draw:shadow-opacity="100%" style:editable="true" style:writing-mode="lr-tb">
        <style:background-image/>
        <style:columns fo:column-count="1" fo:column-gap="0in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svg:height="0.3929in" fo:margin-left="0in" fo:margin-right="0in" fo:margin-top="0.1965in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Url\Exception<text:tab/><text:tab/><text:page-number text:select-page="current">4</text:page-number><text:tab/><text:tab/><text:tab/><text:tab/><text:tab/><text:date style:data-style-name="N76" text:date-value="2015-02-14T10:38:54.556044917">February 14, 2015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0T11:48:32</meta:creation-date>
    <dc:title>Class Documentation</dc:title>
    <meta:editing-duration>PT01H32M09S</meta:editing-duration>
    <meta:editing-cycles>19</meta:editing-cycles>
    <meta:generator>LibreOffice/4.3.5.2.0$Linux_X86_64 LibreOffice_project/430$Build-2</meta:generator>
    <meta:initial-creator>Jay Wheeler</meta:initial-creator>
    <dc:date>2012-07-19T13:02:00</dc:date>
    <dc:creator>Jay Wheeler</dc:creator>
    <meta:document-statistic meta:table-count="5" meta:image-count="0" meta:object-count="0" meta:page-count="4" meta:paragraph-count="106" meta:word-count="443" meta:character-count="3230" meta:non-whitespace-character-count="2807"/>
    <meta:template xlink:type="simple" xlink:actuate="onRequest" xlink:title="Class Documentation" xlink:href="../../../PHPProjectLibrary/Documentation/Class/Class%20Documentation.ott" meta:date="2012-06-02T16:17:56"/>
  </office:meta>
</office:document-meta>
</file>